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2b6d" officeooo:paragraph-rsid="0035849c"/>
    </style:style>
    <style:style style:name="P2" style:family="paragraph" style:parent-style-name="Standard">
      <style:text-properties officeooo:rsid="001dbc67" officeooo:paragraph-rsid="0035849c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dbc67" officeooo:paragraph-rsid="006295af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weight="bold" officeooo:rsid="00237c8f" officeooo:paragraph-rsid="00322317" style:font-weight-asian="bold" style:font-weight-complex="bold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font-weight="bold" officeooo:rsid="0040593a" officeooo:paragraph-rsid="0040593a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font-weight="bold" officeooo:rsid="0023dd16" officeooo:paragraph-rsid="00322317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normal" officeooo:rsid="0023dd16" officeooo:paragraph-rsid="0057e719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67f8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3dd16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30083c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23dd16" officeooo:paragraph-rsid="00322317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a269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c5298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d215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6ea61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cae35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67f8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7172e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4a269e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6ea61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cae35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c4761" officeooo:paragraph-rsid="002c4761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37c8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30083c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322317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40593a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d15d9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322317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40593a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309797" officeooo:paragraph-rsid="00427f69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506a5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67f8e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2506a5" officeooo:paragraph-rsid="0040593a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56ea61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4a269e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5cae35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40593a" officeooo:paragraph-rsid="0040593a"/>
    </style:style>
    <style:style style:name="P38" style:family="paragraph" style:parent-style-name="Standard">
      <style:text-properties officeooo:rsid="0035849c" officeooo:paragraph-rsid="0035849c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b892" officeooo:paragraph-rsid="004eb892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309797"/>
    </style:style>
    <style:style style:name="P41" style:family="paragraph" style:parent-style-name="Text_20_body">
      <style:text-properties officeooo:paragraph-rsid="00721ea6"/>
    </style:style>
    <style:style style:name="P42" style:family="paragraph" style:parent-style-name="Text_20_body">
      <style:paragraph-properties fo:text-align="center" style:justify-single-word="false"/>
      <style:text-properties style:font-name="Helvetica" fo:font-size="18pt" officeooo:rsid="0071c409" officeooo:paragraph-rsid="0071c409" fo:background-color="#ffffff"/>
    </style:style>
    <style:style style:name="P43" style:family="paragraph" style:parent-style-name="Text_20_body">
      <style:text-properties style:font-name="Helvetica" fo:font-size="13pt" fo:background-color="#ffffff"/>
    </style:style>
    <style:style style:name="P44" style:family="paragraph" style:parent-style-name="Text_20_body">
      <style:paragraph-properties fo:break-before="page"/>
      <style:text-properties style:font-name="Helvetica" fo:font-size="13pt" fo:background-color="#ffffff"/>
    </style:style>
    <style:style style:name="P45" style:family="paragraph" style:parent-style-name="Text_20_body">
      <style:text-properties style:font-name="Helvetica" fo:font-size="13pt" officeooo:rsid="0071c409" officeooo:paragraph-rsid="0071c409" fo:background-color="#ffffff"/>
    </style:style>
    <style:style style:name="P46" style:family="paragraph" style:parent-style-name="Text_20_body">
      <style:text-properties style:font-name="Helvetica" fo:font-size="13pt" officeooo:paragraph-rsid="0071c409" fo:background-color="#ffffff"/>
    </style:style>
    <style:style style:name="P47" style:family="paragraph" style:parent-style-name="Text_20_body">
      <style:paragraph-properties fo:text-align="center" style:justify-single-word="false"/>
      <style:text-properties fo:font-size="18pt" officeooo:rsid="0071c409" officeooo:paragraph-rsid="0071c409" style:font-size-asian="18pt" style:font-size-complex="18pt"/>
    </style:style>
    <style:style style:name="P48" style:family="paragraph" style:parent-style-name="Heading_20_3" style:list-style-name=""/>
    <style:style style:name="P49" style:family="paragraph" style:parent-style-name="Heading_20_3" style:list-style-name="">
      <style:text-properties officeooo:paragraph-rsid="00721ea6"/>
    </style:style>
    <style:style style:name="P50" style:family="paragraph" style:parent-style-name="Heading_20_3">
      <style:paragraph-properties fo:break-before="page"/>
      <style:text-properties officeooo:paragraph-rsid="00721ea6"/>
    </style:style>
    <style:style style:name="P51" style:family="paragraph" style:parent-style-name="Heading_20_3">
      <style:paragraph-properties fo:break-before="page"/>
      <style:text-properties officeooo:rsid="00721ea6" officeooo:paragraph-rsid="00721ea6"/>
    </style:style>
    <style:style style:name="P52" style:family="paragraph" style:parent-style-name="Heading_20_3">
      <style:paragraph-properties fo:break-before="page"/>
      <style:text-properties officeooo:paragraph-rsid="005ede7c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4">
      <style:text-properties officeooo:paragraph-rsid="005ede7c"/>
    </style:style>
    <style:style style:name="P55" style:family="paragraph" style:parent-style-name="Heading_20_4">
      <style:paragraph-properties fo:break-before="page"/>
    </style:style>
    <style:style style:name="P56" style:family="paragraph" style:parent-style-name="Standard">
      <style:text-properties officeooo:paragraph-rsid="009037ac"/>
    </style:style>
    <style:style style:name="P57" style:family="paragraph" style:parent-style-name="Standard">
      <style:text-properties officeooo:rsid="00911bb9" officeooo:paragraph-rsid="00911bb9"/>
    </style:style>
    <style:style style:name="P58" style:family="paragraph" style:parent-style-name="Text_20_body">
      <style:paragraph-properties fo:text-align="center" style:justify-single-word="false"/>
      <style:text-properties style:font-name="Helvetica" fo:font-size="18pt" officeooo:rsid="0071c409" officeooo:paragraph-rsid="0071c409" fo:background-color="#ffffff"/>
    </style:style>
    <style:style style:name="P59" style:family="paragraph" style:parent-style-name="Text_20_body">
      <style:paragraph-properties fo:text-align="justify" style:justify-single-word="false"/>
      <style:text-properties style:font-name="Helvetica" fo:font-size="12pt" officeooo:rsid="008cc436" officeooo:paragraph-rsid="008fd5eb" fo:background-color="#ffffff"/>
    </style:style>
    <style:style style:name="P60" style:family="paragraph" style:parent-style-name="Text_20_body">
      <style:paragraph-properties fo:text-align="justify" style:justify-single-word="false"/>
      <style:text-properties style:font-name="Helvetica" fo:font-size="12pt" officeooo:paragraph-rsid="007c3ae1" fo:background-color="#ffffff"/>
    </style:style>
    <style:style style:name="P61" style:family="paragraph" style:parent-style-name="Text_20_body">
      <style:paragraph-properties fo:text-align="justify" style:justify-single-word="false"/>
      <style:text-properties officeooo:rsid="0073bc9c" officeooo:paragraph-rsid="00857b5a"/>
    </style:style>
    <style:style style:name="P62" style:family="paragraph" style:parent-style-name="Text_20_body">
      <style:paragraph-properties fo:text-align="justify" style:justify-single-word="false"/>
      <style:text-properties officeooo:rsid="0073bc9c" officeooo:paragraph-rsid="0088666b"/>
    </style:style>
    <style:style style:name="P63" style:family="paragraph" style:parent-style-name="Text_20_body">
      <style:paragraph-properties fo:text-align="justify" style:justify-single-word="false"/>
      <style:text-properties officeooo:rsid="0073bc9c" officeooo:paragraph-rsid="009290af"/>
    </style:style>
    <style:style style:name="P64" style:family="paragraph" style:parent-style-name="Text_20_body">
      <style:paragraph-properties fo:text-align="justify" style:justify-single-word="false"/>
      <style:text-properties officeooo:paragraph-rsid="007c3ae1"/>
    </style:style>
    <style:style style:name="P65" style:family="paragraph" style:parent-style-name="Text_20_body">
      <style:paragraph-properties fo:text-align="justify" style:justify-single-word="false"/>
      <style:text-properties officeooo:paragraph-rsid="005ede7c"/>
    </style:style>
    <style:style style:name="T1" style:family="text">
      <style:text-properties officeooo:rsid="001dbc67"/>
    </style:style>
    <style:style style:name="T2" style:family="text">
      <style:text-properties officeooo:rsid="0023d05d"/>
    </style:style>
    <style:style style:name="T3" style:family="text">
      <style:text-properties officeooo:rsid="002506a5"/>
    </style:style>
    <style:style style:name="T4" style:family="text">
      <style:text-properties officeooo:rsid="00267f8e"/>
    </style:style>
    <style:style style:name="T5" style:family="text">
      <style:text-properties officeooo:rsid="0027172e"/>
    </style:style>
    <style:style style:name="T6" style:family="text">
      <style:text-properties officeooo:rsid="002b0d4b"/>
    </style:style>
    <style:style style:name="T7" style:family="text">
      <style:text-properties officeooo:rsid="002c4761"/>
    </style:style>
    <style:style style:name="T8" style:family="text">
      <style:text-properties officeooo:rsid="002d15d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d15d9" style:font-weight-asian="bold" style:font-weight-complex="bold"/>
    </style:style>
    <style:style style:name="T11" style:family="text">
      <style:text-properties fo:font-weight="bold" officeooo:rsid="002dd495" style:font-weight-asian="bold" style:font-weight-complex="bold"/>
    </style:style>
    <style:style style:name="T12" style:family="text">
      <style:text-properties fo:font-weight="bold" officeooo:rsid="002d215d" style:font-weight-asian="bold" style:font-weight-complex="bold"/>
    </style:style>
    <style:style style:name="T13" style:family="text">
      <style:text-properties fo:font-weight="bold" officeooo:rsid="0043646c" style:font-weight-asian="bold" style:font-weight-complex="bold"/>
    </style:style>
    <style:style style:name="T14" style:family="text">
      <style:text-properties fo:font-weight="bold" officeooo:rsid="004567b7" style:font-weight-asian="bold" style:font-weight-complex="bold"/>
    </style:style>
    <style:style style:name="T15" style:family="text">
      <style:text-properties fo:font-weight="bold" officeooo:rsid="00499bcf" style:font-weight-asian="bold" style:font-weight-complex="bold"/>
    </style:style>
    <style:style style:name="T16" style:family="text">
      <style:text-properties fo:font-weight="bold" officeooo:rsid="004d9a89" style:font-weight-asian="bold" style:font-weight-complex="bold"/>
    </style:style>
    <style:style style:name="T17" style:family="text">
      <style:text-properties fo:font-weight="bold" officeooo:rsid="002886d0" style:font-weight-asian="bold" style:font-weight-complex="bold"/>
    </style:style>
    <style:style style:name="T18" style:family="text">
      <style:text-properties fo:font-weight="bold" officeooo:rsid="0056ea61" style:font-weight-asian="bold" style:font-weight-complex="bold"/>
    </style:style>
    <style:style style:name="T19" style:family="text">
      <style:text-properties fo:font-weight="bold" officeooo:rsid="005b236f" style:font-weight-asian="bold" style:font-weight-complex="bold"/>
    </style:style>
    <style:style style:name="T20" style:family="text">
      <style:text-properties fo:font-weight="bold" officeooo:rsid="005cae35" style:font-weight-asian="bold" style:font-weight-complex="bold"/>
    </style:style>
    <style:style style:name="T21" style:family="text">
      <style:text-properties fo:font-weight="bold" officeooo:rsid="0065e34c" style:font-weight-asian="bold" style:font-weight-complex="bold"/>
    </style:style>
    <style:style style:name="T22" style:family="text">
      <style:text-properties officeooo:rsid="0030083c"/>
    </style:style>
    <style:style style:name="T23" style:family="text">
      <style:text-properties officeooo:rsid="00309797"/>
    </style:style>
    <style:style style:name="T24" style:family="text">
      <style:text-properties officeooo:rsid="003112ec"/>
    </style:style>
    <style:style style:name="T25" style:family="text">
      <style:text-properties officeooo:rsid="00322317"/>
    </style:style>
    <style:style style:name="T26" style:family="text">
      <style:text-properties officeooo:rsid="0035849c"/>
    </style:style>
    <style:style style:name="T27" style:family="text">
      <style:text-properties officeooo:rsid="00374171"/>
    </style:style>
    <style:style style:name="T28" style:family="text">
      <style:text-properties officeooo:rsid="0039bfa4"/>
    </style:style>
    <style:style style:name="T29" style:family="text">
      <style:text-properties officeooo:rsid="003bbef6"/>
    </style:style>
    <style:style style:name="T30" style:family="text">
      <style:text-properties officeooo:rsid="003bc206"/>
    </style:style>
    <style:style style:name="T31" style:family="text">
      <style:text-properties officeooo:rsid="0040593a"/>
    </style:style>
    <style:style style:name="T32" style:family="text">
      <style:text-properties officeooo:rsid="0040ebbc"/>
    </style:style>
    <style:style style:name="T33" style:family="text">
      <style:text-properties officeooo:rsid="00424c86"/>
    </style:style>
    <style:style style:name="T34" style:family="text">
      <style:text-properties officeooo:rsid="00427f69"/>
    </style:style>
    <style:style style:name="T35" style:family="text">
      <style:text-properties officeooo:rsid="004a269e"/>
    </style:style>
    <style:style style:name="T36" style:family="text">
      <style:text-properties officeooo:rsid="004eb892"/>
    </style:style>
    <style:style style:name="T37" style:family="text">
      <style:text-properties officeooo:rsid="00506330"/>
    </style:style>
    <style:style style:name="T38" style:family="text">
      <style:text-properties officeooo:rsid="002dd495"/>
    </style:style>
    <style:style style:name="T39" style:family="text">
      <style:text-properties officeooo:rsid="00528b87"/>
    </style:style>
    <style:style style:name="T40" style:family="text">
      <style:text-properties officeooo:rsid="0056b50d"/>
    </style:style>
    <style:style style:name="T41" style:family="text">
      <style:text-properties officeooo:rsid="0056ea61"/>
    </style:style>
    <style:style style:name="T42" style:family="text">
      <style:text-properties officeooo:rsid="005b236f"/>
    </style:style>
    <style:style style:name="T43" style:family="text">
      <style:text-properties officeooo:rsid="005cae3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56ea61" style:font-weight-asian="normal" style:font-weight-complex="normal"/>
    </style:style>
    <style:style style:name="T46" style:family="text">
      <style:text-properties fo:font-weight="normal" officeooo:rsid="005cae35" style:font-weight-asian="normal" style:font-weight-complex="normal"/>
    </style:style>
    <style:style style:name="T47" style:family="text">
      <style:text-properties fo:font-weight="normal" officeooo:rsid="0065e34c" style:font-weight-asian="normal" style:font-weight-complex="normal"/>
    </style:style>
    <style:style style:name="T48" style:family="text">
      <style:text-properties officeooo:rsid="006295af"/>
    </style:style>
    <style:style style:name="T49" style:family="text">
      <style:text-properties officeooo:rsid="00648637"/>
    </style:style>
    <style:style style:name="T50" style:family="text">
      <style:text-properties officeooo:rsid="0065c11b"/>
    </style:style>
    <style:style style:name="T51" style:family="text">
      <style:text-properties officeooo:rsid="006741ac"/>
    </style:style>
    <style:style style:name="T52" style:family="text">
      <style:text-properties style:font-name="Helvetica" fo:font-size="12pt" fo:background-color="#ffffff" loext:char-shading-value="0"/>
    </style:style>
    <style:style style:name="T53" style:family="text">
      <style:text-properties style:font-name="Helvetica" fo:font-size="12pt" officeooo:rsid="007c3ae1" fo:background-color="#ffffff" loext:char-shading-value="0"/>
    </style:style>
    <style:style style:name="T54" style:family="text">
      <style:text-properties style:font-name="Helvetica" fo:font-size="12pt" officeooo:rsid="007d4059" fo:background-color="#ffffff" loext:char-shading-value="0"/>
    </style:style>
    <style:style style:name="T55" style:family="text">
      <style:text-properties style:font-name="Helvetica" fo:font-size="12pt" officeooo:rsid="007d984a" fo:background-color="#ffffff" loext:char-shading-value="0"/>
    </style:style>
    <style:style style:name="T56" style:family="text">
      <style:text-properties style:font-name="Helvetica" fo:font-size="12pt" officeooo:rsid="0080956e" fo:background-color="#ffffff" loext:char-shading-value="0"/>
    </style:style>
    <style:style style:name="T57" style:family="text">
      <style:text-properties style:font-name="Helvetica" fo:font-size="12pt" officeooo:rsid="008cc436" fo:background-color="#ffffff" loext:char-shading-value="0"/>
    </style:style>
    <style:style style:name="T58" style:family="text">
      <style:text-properties officeooo:rsid="007541be"/>
    </style:style>
    <style:style style:name="T59" style:family="text">
      <style:text-properties officeooo:rsid="0077468e"/>
    </style:style>
    <style:style style:name="T60" style:family="text">
      <style:text-properties officeooo:rsid="00787eda"/>
    </style:style>
    <style:style style:name="T61" style:family="text">
      <style:text-properties officeooo:rsid="007a0000"/>
    </style:style>
    <style:style style:name="T62" style:family="text">
      <style:text-properties officeooo:rsid="007b183d"/>
    </style:style>
    <style:style style:name="T63" style:family="text">
      <style:text-properties officeooo:rsid="007c3ae1"/>
    </style:style>
    <style:style style:name="T64" style:family="text">
      <style:text-properties officeooo:rsid="0080956e"/>
    </style:style>
    <style:style style:name="T65" style:family="text">
      <style:text-properties officeooo:rsid="008183b8"/>
    </style:style>
    <style:style style:name="T66" style:family="text">
      <style:text-properties officeooo:rsid="00835f87"/>
    </style:style>
    <style:style style:name="T67" style:family="text">
      <style:text-properties officeooo:rsid="00853973"/>
    </style:style>
    <style:style style:name="T68" style:family="text">
      <style:text-properties officeooo:rsid="00857b5a"/>
    </style:style>
    <style:style style:name="T69" style:family="text">
      <style:text-properties officeooo:rsid="0085c3fa"/>
    </style:style>
    <style:style style:name="T70" style:family="text">
      <style:text-properties officeooo:rsid="0086e52b"/>
    </style:style>
    <style:style style:name="T71" style:family="text">
      <style:text-properties officeooo:rsid="0088666b"/>
    </style:style>
    <style:style style:name="T72" style:family="text">
      <style:text-properties officeooo:rsid="0088be81"/>
    </style:style>
    <style:style style:name="T73" style:family="text">
      <style:text-properties officeooo:rsid="0089d2b7"/>
    </style:style>
    <style:style style:name="T74" style:family="text">
      <style:text-properties officeooo:rsid="008b3a39"/>
    </style:style>
    <style:style style:name="T75" style:family="text">
      <style:text-properties officeooo:rsid="008bd0fa"/>
    </style:style>
    <style:style style:name="T76" style:family="text">
      <style:text-properties officeooo:rsid="008e3f78"/>
    </style:style>
    <style:style style:name="T77" style:family="text">
      <style:text-properties officeooo:rsid="008f4b6b"/>
    </style:style>
    <style:style style:name="T78" style:family="text">
      <style:text-properties officeooo:rsid="008fd5eb"/>
    </style:style>
    <style:style style:name="T79" style:family="text">
      <style:text-properties officeooo:rsid="00911bb9"/>
    </style:style>
    <style:style style:name="T80" style:family="text">
      <style:text-properties officeooo:rsid="0092491a"/>
    </style:style>
    <style:style style:name="T81" style:family="text">
      <style:text-properties officeooo:rsid="009290af"/>
    </style:style>
    <style:style style:name="T82" style:family="text">
      <style:text-properties officeooo:rsid="0092932b"/>
    </style:style>
    <style:style style:name="T83" style:family="text">
      <style:text-properties officeooo:rsid="00932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worked Music Composition and Performanc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7">Slavko Zagorac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2">Goldsmiths, University of London PhD<text:line-break/></text:p>
      <text:p text:style-name="P42"/>
      <text:p text:style-name="P42">2023</text:p>
      <text:p text:style-name="P44"/>
      <text:p text:style-name="P43"/>
      <text:p text:style-name="P46">I declare that the work submitted is my own, and does not contain any unacknowledged material from other sources. </text:p>
      <text:p text:style-name="P45"/>
      <text:p text:style-name="P45"/>
      <text:p text:style-name="P45">Slavko Zagorac</text:p>
      <text:h text:style-name="P48" text:outline-level="3"/>
      <text:h text:style-name="P51" text:outline-level="3">Abstract</text:h>
      <text:p text:style-name="P63">This theses explores<text:span text:style-name="T58"> </text:span>utilisation of computer networks in music making practice. <text:span text:style-name="T65">Relatively recent assimilation of networking technology in music</text:span> <text:span text:style-name="T64">ope</text:span><text:span text:style-name="T65">n</text:span><text:span text:style-name="T67">ed</text:span><text:span text:style-name="T64"> </text:span><text:span text:style-name="T72">a vast range of </text:span><text:span text:style-name="T64">new possibilities, </text:span><text:span text:style-name="T65">however, it also</text:span><text:span text:style-name="T64"> </text:span><text:span text:style-name="T65">rais</text:span><text:span text:style-name="T67">ed new </text:span><text:span text:style-name="T64">technical challenges </text:span><text:span text:style-name="T66">and</text:span><text:span text:style-name="T64"> </text:span><text:span text:style-name="T67">had a </text:span><text:span text:style-name="T66">profound impact </text:span><text:span text:style-name="T67">on</text:span><text:span text:style-name="T65"> processes of music composition and performance.</text:span><text:span text:style-name="T71"> </text:span><text:span text:style-name="T70">Networking technology allows </text:span><text:span text:style-name="T81">all participants to connect and make music together by distributing</text:span><text:span text:style-name="T70"> data and events in real-time* (here it means instantly, not guaranteed response time). </text:span><text:span text:style-name="T71">A </text:span><text:span text:style-name="T70">music score, </text:span><text:span text:style-name="T71">written to take an advantage of such an environment,</text:span><text:span text:style-name="T70"> </text:span><text:span text:style-name="T71">becomes a</text:span><text:span text:style-name="T70"> set of data and algorithms </text:span><text:span text:style-name="T80">dynamically distributed to all participants during a performance</text:span><text:span text:style-name="T70">. <text:s/></text:span><text:span text:style-name="T80">Different participant types (e.g. musicians, audience, audio engines etc.), require different score representations (e.g. notation, graphics, OSC </text:span><text:span text:style-name="T81">messages</text:span><text:span text:style-name="T80"> etc.).</text:span><text:span text:style-name="T79"> </text:span><text:span text:style-name="T81">F</text:span><text:span text:style-name="T71">urthermore, the decision logic of what is played and when </text:span><text:span text:style-name="T82">can be</text:span><text:span text:style-name="T71"> democratised, </text:span><text:span text:style-name="T72">taken</text:span><text:span text:style-name="T71"> away from a composer </text:span><text:span text:style-name="T81">as a sole decision maker</text:span><text:span text:style-name="T71"> and </text:span><text:span text:style-name="T81">distributed</text:span><text:span text:style-name="T71"> to </text:span><text:span text:style-name="T72">other</text:span><text:span text:style-name="T71"> participant</text:span><text:span text:style-name="T72">s</text:span><text:span text:style-name="T71">. </text:span><text:span text:style-name="T72">This </text:span><text:span text:style-name="T74">theses </text:span><text:span text:style-name="T81">presents</text:span><text:span text:style-name="T72"> strategies</text:span><text:span text:style-name="T74"> invented to</text:span><text:span text:style-name="T72"> deal with </text:span><text:span text:style-name="T81">the </text:span><text:span text:style-name="T83">evolving nature of a score, </text:span><text:span text:style-name="T72">dynamic </text:span><text:span text:style-name="T82">notation</text:span><text:span text:style-name="T72"> updates and interactive features both on the </text:span><text:span text:style-name="T81">client</text:span><text:span text:style-name="T72"> and the server side.</text:span><text:span text:style-name="T70"> </text:span><text:span text:style-name="T67">Blurring of the traditional </text:span><text:span text:style-name="T75">music making </text:span><text:span text:style-name="T67">roles and inclusion of</text:span><text:span text:style-name="T70"> </text:span><text:span text:style-name="T67">audience as an active performer </text:span><text:span text:style-name="T70">requir</text:span><text:span text:style-name="T82">es</text:span><text:span text:style-name="T70"> a fresh approach to </text:span><text:span text:style-name="T67">composition </text:span><text:span text:style-name="T64">aesthetics </text:span><text:span text:style-name="T67">and </text:span><text:span text:style-name="T70">invention of</text:span><text:span text:style-name="T67"> novel strategies </text:span><text:span text:style-name="T70">to </text:span><text:span text:style-name="T67">deal with unexpected outcomes</text:span>. <text:span text:style-name="T65">Th</text:span><text:span text:style-name="T67">e research on these issues progressed</text:span><text:span text:style-name="T66"> t</text:span><text:span text:style-name="T61">hrough</text:span><text:span text:style-name="T59"> </text:span><text:span text:style-name="T62">an</text:span><text:span text:style-name="T61"> </text:span><text:span text:style-name="T67">ever </text:span><text:span text:style-name="T59">evolving discourse between network</text:span><text:span text:style-name="T60">ing</text:span><text:span text:style-name="T59"> technology </text:span><text:span text:style-name="T60">possibilities</text:span><text:span text:style-name="T59"> and</text:span><text:span text:style-name="T58"> creative </text:span><text:span text:style-name="T83">aims</text:span><text:span text:style-name="T58"> </text:span><text:span text:style-name="T83">for</text:span><text:span text:style-name="T73"> each score</text:span><text:span text:style-name="T58">. </text:span></text:p>
      <text:p text:style-name="P62"><text:span text:style-name="T71">ZScore is a networked music composition and performance environment that consists of proprietary software written </text:span><text:span text:style-name="T75">as part of</text:span><text:span text:style-name="T71"> this research and some third-party components. </text:span><text:span text:style-name="T72">All networked scores have been composed for and performed with ZScore system. The technical aspects of the system are attached in the appendix.</text:span></text:p>
      <text:p text:style-name="P61"><text:span text:style-name="T62">The attached composition portfolio outlines </text:span><text:span text:style-name="T73">the</text:span><text:span text:style-name="T62"> journey </text:span><text:span text:style-name="T75">towards a new paradigm of music making</text:span><text:span text:style-name="T68">, </text:span><text:span text:style-name="T73">starting from</text:span><text:span text:style-name="T62"> a </text:span><text:span text:style-name="T68">traditional </text:span><text:span text:style-name="T62">static score, fully defined by a composer and faithfully performed by musicians </text:span><text:span text:style-name="T75">and</text:span><text:span text:style-name="T62"> </text:span><text:span text:style-name="T73">ending with a</text:span><text:span text:style-name="T62"> dynamic </text:span><text:span text:style-name="T75">networked c</text:span><text:span text:style-name="T68">omposition</text:span><text:span text:style-name="T62"> entirely driven and performed by </text:span><text:span text:style-name="T68">the </text:span><text:span text:style-name="T62">audience in real-time. </text:span><text:span text:style-name="T68">Each score deals with </text:span><text:span text:style-name="T73">a set of</text:span><text:span text:style-name="T68"> new challenges </text:span><text:span text:style-name="T75">both</text:span><text:span text:style-name="T68"> technical </text:span><text:span text:style-name="T73">and</text:span><text:span text:style-name="T68"> aesthetic. The composition commentary explains specific challenges for each score, strategies that were used to deal with </text:span><text:span text:style-name="T75">the related issues</text:span><text:span text:style-name="T68"> </text:span><text:span text:style-name="T69">and</text:span><text:span text:style-name="T68"> the outcomes of the </text:span><text:span text:style-name="T69">applied solutions.</text:span></text:p>
      <text:h text:style-name="P51" text:outline-level="3">Table of Contents</text:h>
      <text:h text:style-name="P49" text:outline-level="3"/>
      <text:h text:style-name="P51" text:outline-level="3">List of Figures </text:h>
      <text:h text:style-name="P49" text:outline-level="3"/>
      <text:h text:style-name="P50" text:outline-level="3">Acknowledgments</text:h>
      <text:p text:style-name="P41"/>
      <text:p text:style-name="P60">I would like to thank Roger Redgate his knowledge, guidance, insight, and experience, and <text:span text:style-name="T63">for</text:span> <text:span text:style-name="T63">being there throughout my</text:span> <text:span text:style-name="T63">PhD journey</text:span>. I am grateful for the faith he showed in my ideas and research as they developed from project to project.</text:p>
      <text:p text:style-name="P64"><text:span text:style-name="T52"><text:line-break/></text:span><text:span text:style-name="T53">I also need to thank all my secondary supervisors who supported me through different periods of my research, starting with Patricia Alessandrini </text:span><text:span text:style-name="T54">for her expertise, </text:span><text:span text:style-name="T57">dedication</text:span><text:span text:style-name="T54"> </text:span><text:span text:style-name="T53">and inspiration at the very beginning of my journey. </text:span><text:span text:style-name="T54">I then had a privilege to work with Michael Zbyszynski whose </text:span><text:span text:style-name="T57">in-depth</text:span><text:span text:style-name="T54"> technical and creative guidelines ke</text:span><text:span text:style-name="T57">pt</text:span><text:span text:style-name="T54"> the scope of my work on track </text:span><text:span text:style-name="T57">in the confusing middle period of this research</text:span><text:span text:style-name="T54">. </text:span><text:span text:style-name="T56">Finally, I would like to</text:span><text:span text:style-name="T54"> thank Jenn Kirby for </text:span><text:span text:style-name="T55">her </text:span><text:span text:style-name="T57">invaluable </text:span><text:span text:style-name="T55">support, advice and</text:span><text:span text:style-name="T54"> help in my efforts to complete </text:span><text:span text:style-name="T57">this work</text:span><text:span text:style-name="T54"> </text:span><text:span text:style-name="T55">as well as our frequent, </text:span><text:span text:style-name="T57">most enjoyable </text:span><text:span text:style-name="T55">discussions on music and technology.</text:span></text:p>
      <text:p text:style-name="P64"><text:span text:style-name="T55"/></text:p>
      <text:p text:style-name="P59">Thanks to the funding by Goldsmiths Music Department** and Graduate School I was able to collaborate with a number of incredible musicians <text:span text:style-name="T76">and ensembles </text:span><text:span text:style-name="T78">who provided me with </text:span><text:span text:style-name="T76">invaluable experience and feedback that shaped ZScore system and </text:span><text:span text:style-name="T78">this work</text:span>. <text:span text:style-name="T76">I would like to thank</text:span> Ensemble Interface, Moscow Contemporary Ensemble, <text:span text:style-name="T78">the incredible </text:span>Ligeti Quartet <text:span text:style-name="T78">and especially its members</text:span><text:span text:style-name="T76"> Patrick Dawkins </text:span><text:span text:style-name="T78">and </text:span><text:span text:style-name="T76">Val Wellbanks, </text:span><text:span text:style-name="T78">as well as</text:span><text:span text:style-name="T76"> Heather Roche, Benedict Taylor, Tom Jackson, Anne Han and Khabat Abas </text:span><text:span text:style-name="T78">for their superb musicianship, patience and an open mind.</text:span></text:p>
      <text:p text:style-name="P65"/>
      <text:h text:style-name="P52" text:outline-level="3">Introduction</text:h>
      <text:p text:style-name="P57">Networked music making systems allow for a dynamic distribution of data and events over a computer network. The term “Musicking” * invented by Christopher Small describes very well what happens in networked music making systems.</text:p>
      <text:p text:style-name="P56"><text:span text:style-name="T77">: </text:span>Music is thus not so much a noun as a verb, ‘to music’. To music is to take part in any capacity in a musical performance, and the meaning of musicking lies in the relationships that are established between the participants by the performance</text:p>
      <text:h text:style-name="P54" text:outline-level="4" text:is-list-header="true"><text:tab/>Context: </text:h>
      <text:p text:style-name="P39"><text:tab/><text:span text:style-name="T9">Musicking</text:span> <text:span text:style-name="T40">(Christopher Small, 1998)</text:span></text:p>
      <text:p text:style-name="P39"><text:tab/><text:tab/>music meaning in relationships of all who take part</text:p>
      <text:p text:style-name="P39"><text:tab/><text:span text:style-name="T9">Comprovisation</text:span></text:p>
      <text:p text:style-name="P39"><text:tab/><text:tab/><text:span text:style-name="T39">Decision-making spectrum (Predetermined Static ↔ Real-time dynamic)</text:span></text:p>
      <text:p text:style-name="P10"><text:tab/><text:span text:style-name="T9">Networked Music System</text:span><text:span text:style-name="T19">s</text:span></text:p>
      <text:p text:style-name="P25"><text:tab/>Multidirectional Data/Event flow</text:p>
      <text:p text:style-name="P11"><text:tab/>Heterogeneous clients</text:p>
      <text:p text:style-name="P28"><text:tab/>Multiple participant types</text:p>
      <text:p text:style-name="P4">Technical challenges </text:p>
      <text:p text:style-name="P25"><text:tab/><text:span text:style-name="T39">S</text:span>ynchronisation, latency, throughpu<text:span text:style-name="T2">t, </text:span><text:span text:style-name="T25">s</text:span><text:span text:style-name="T2">ystem scaling</text:span></text:p>
      <text:p text:style-name="P5">Composition<text:span text:style-name="T36">al challenges</text:span></text:p>
      <text:p text:style-name="P37"><text:tab/><text:span text:style-name="T36">Score: </text:span><text:span text:style-name="T32">Data + Algorithms </text:span><text:span text:style-name="T36">+ Representation</text:span></text:p>
      <text:p text:style-name="P26"><text:span text:style-name="T31"><text:tab/>Dynamic, event</text:span><text:span text:style-name="T3"> </text:span><text:span text:style-name="T31">driven </text:span><text:span text:style-name="T36">system </text:span><text:span text:style-name="T32">logic</text:span></text:p>
      <text:p text:style-name="P33"><text:tab/>Non-linear flow</text:p>
      <text:p text:style-name="P26"><text:tab/><text:span text:style-name="T31">Rules: </text:span><text:span text:style-name="T32">W</text:span><text:span text:style-name="T31">ho, </text:span><text:span text:style-name="T32">W</text:span><text:span text:style-name="T31">hat, </text:span><text:span text:style-name="T32">W</text:span><text:span text:style-name="T31">hen</text:span></text:p>
      <text:p text:style-name="P26"><text:tab/><text:span text:style-name="T32">Data mapping to </text:span><text:span text:style-name="T36">multiple </text:span><text:span text:style-name="T32">visual/aural representation</text:span></text:p>
      <text:p text:style-name="P5">Notation</text:p>
      <text:p text:style-name="P29"><text:span text:style-name="T31"><text:tab/>Dynamic </text:span>Layout</text:p>
      <text:p text:style-name="P28"><text:tab/><text:span text:style-name="T31">Musician </text:span>Preparation time</text:p>
      <text:p text:style-name="P28"><text:tab/><text:span text:style-name="T31">U</text:span>pdate time window</text:p>
      <text:p text:style-name="P6">Audience <text:span text:style-name="T33">Interface</text:span></text:p>
      <text:p text:style-name="P25"><text:span text:style-name="T2"><text:tab/></text:span><text:span text:style-name="T3">Interaction outcome vs expectations</text:span> </text:p>
      <text:h text:style-name="Heading_20_4" text:outline-level="4"><text:tab/>Gaps: </text:h>
      <text:p text:style-name="P24"><text:span text:style-name="T22"><text:tab/></text:span>Interactive Music Composition <text:span text:style-name="T36">and Performance </text:span>Model <text:span text:style-name="T49">(Rules/Scheduling)</text:span></text:p>
      <text:p text:style-name="P24"><text:tab/><text:span text:style-name="T22">Multiple role handling </text:span><text:span text:style-name="T28">and impact on musical aesthetics</text:span></text:p>
      <text:p text:style-name="P24"><text:tab/><text:span text:style-name="T36">Technical s</text:span><text:span text:style-name="T22">ystem </text:span><text:span text:style-name="T36">design, </text:span><text:span text:style-name="T22">scaling</text:span> <text:span text:style-name="T22">and robustness</text:span></text:p>
      <text:p text:style-name="P23"/>
      <text:h text:style-name="P48" text:outline-level="3"/>
      <text:h text:style-name="P53" text:outline-level="3">Literature Review</text:h>
      <text:h text:style-name="P48" text:outline-level="3"/>
      <text:h text:style-name="P53" text:outline-level="3">Aims and Objectives</text:h>
      <text:p text:style-name="P30"><text:tab/>Evolve processes of music composition and performance to utilise power of <text:span text:style-name="T34">networked </text:span></text:p>
      <text:p text:style-name="P30"><text:tab/>real-time event-driven systems.</text:p>
      <text:p text:style-name="P3"><text:tab/><text:span text:style-name="T23">Democratise music making </text:span><text:span text:style-name="T48">by </text:span><text:span text:style-name="T50">including</text:span><text:span text:style-name="T48"> </text:span><text:span text:style-name="T23">heterogeneous participant types </text:span><text:span text:style-name="T50">that</text:span><text:span text:style-name="T48"> can <text:tab/>assume </text:span><text:span text:style-name="T50">different</text:span><text:span text:style-name="T48"> roles</text:span><text:span text:style-name="T42">.</text:span></text:p>
      <text:p text:style-name="P40"><text:span text:style-name="T1"><text:tab/></text:span><text:span text:style-name="T29">Develop a</text:span><text:span text:style-name="T23">uthentic musical aesthetics for </text:span><text:span text:style-name="T37">mixed </text:span><text:span text:style-name="T23">networked ensembles</text:span></text:p>
      <text:h text:style-name="P55" text:outline-level="4">M<text:span text:style-name="T26">e</text:span>thods: <text:span text:style-name="T41">Portfolio / </text:span><text:span text:style-name="T43">Software</text:span>:</text:h>
      <text:p text:style-name="P14"><text:span text:style-name="T11">F</text:span><text:span text:style-name="T10">rom </text:span><text:span text:style-name="T12">a </text:span><text:span text:style-name="T10">static score to </text:span><text:span text:style-name="T13">an interactive </text:span><text:span text:style-name="T15">networked </text:span><text:span text:style-name="T14">music </text:span><text:span text:style-name="T16">making</text:span></text:p>
      <text:p text:style-name="P7"><text:span text:style-name="T38">Narrative: </text:span><text:span text:style-name="T24"><text:s/></text:span><text:span text:style-name="T51">Method evolution as </text:span><text:span text:style-name="T24">a journey </text:span><text:span text:style-name="T4">through the composition </text:span><text:span text:style-name="T24">portfolio</text:span><text:span text:style-name="T4"> </text:span></text:p>
      <text:p text:style-name="P27"/>
      <text:p text:style-name="P16">Composition<text:span text:style-name="T43">s:</text:span></text:p>
      <text:p text:style-name="P9">1 <text:span text:style-name="T9">Red Mass</text:span> <text:span text:style-name="T41">(fl, cl, perc, pf, vn)</text:span></text:p>
      <text:p text:style-name="P9"><text:tab/>Static linear composition <text:span text:style-name="T6">on paper</text:span></text:p>
      <text:p text:style-name="P9"><text:tab/><text:span text:style-name="T3">Composition </text:span><text:span text:style-name="T8">methodology</text:span><text:span text:style-name="T3"> </text:span><text:span text:style-name="T6">explanation </text:span><text:span text:style-name="T8">(</text:span><text:span text:style-name="T6">used in all </text:span><text:span text:style-name="T8">compositions)</text:span></text:p>
      <text:p text:style-name="P9"/>
      <text:p text:style-name="P15">2 <text:span text:style-name="T9">Ukodus</text:span> <text:span text:style-name="T41">(fl, cl, vc, pf)</text:span></text:p>
      <text:p text:style-name="P9"><text:tab/>Networked linear composition</text:p>
      <text:p text:style-name="P9"><text:tab/><text:span text:style-name="T3">Alternate Pane </text:span>Notation Layout</text:p>
      <text:p text:style-name="P9"><text:tab/><text:span text:style-name="T3">Notation synchronisation</text:span></text:p>
      <text:p text:style-name="P13"/>
      <text:p text:style-name="P34">3 <text:span text:style-name="T9">Vexilla</text:span> <text:span text:style-name="T41">(fl, vn, vc)</text:span></text:p>
      <text:p text:style-name="P31"><text:tab/>Embedded Scripting</text:p>
      <text:p text:style-name="P31"><text:tab/>Event scheduling </text:p>
      <text:p text:style-name="P31"><text:tab/>Audience view (projector)</text:p>
      <text:p text:style-name="P31"><text:tab/>Use of colour in notation</text:p>
      <text:p text:style-name="P31"><text:tab/></text:p>
      <text:p text:style-name="P20">4 <text:span text:style-name="T21">Perpetual </text:span><text:span text:style-name="T9">Union Rose</text:span><text:span text:style-name="T44"> </text:span><text:span text:style-name="T47">v1</text:span><text:span text:style-name="T21"> </text:span><text:span text:style-name="T41">(string quartet)</text:span></text:p>
      <text:p text:style-name="P19"><text:tab/>Real-time conductor interaction</text:p>
      <text:p text:style-name="P17"><text:tab/>Notation Overlays</text:p>
      <text:p text:style-name="P32"><text:tab/><text:span text:style-name="T4">Continuous page randomisation</text:span></text:p>
      <text:p text:style-name="P32"><text:span text:style-name="T4"><text:tab/></text:span><text:span text:style-name="T5">Conductor led comprovisation </text:span></text:p>
      <text:p text:style-name="P32"><text:tab/><text:span text:style-name="T7">Strategy: Randomisation</text:span></text:p>
      <text:p text:style-name="P32"/>
      <text:p text:style-name="P20">5 <text:span text:style-name="T9">Union Rose</text:span> v2 <text:span text:style-name="T41">(string quartet)</text:span></text:p>
      <text:p text:style-name="P19"><text:tab/><text:span text:style-name="T5">Conductor, musician and audience interaction</text:span></text:p>
      <text:p text:style-name="P17"><text:tab/>Audience View</text:p>
      <text:p text:style-name="P8"><text:tab/><text:span text:style-name="T4">Audience interaction page selection + audio</text:span></text:p>
      <text:p text:style-name="P17"><text:tab/>Player interaction part selection</text:p>
      <text:p text:style-name="P9"><text:tab/><text:span text:style-name="T4">Audio engine MAX patch</text:span></text:p>
      <text:p text:style-name="P9"><text:tab/></text:p>
      <text:p text:style-name="P21">6 <text:span text:style-name="T17">Socket </text:span><text:span text:style-name="T9">Dialogues </text:span><text:span text:style-name="T45">(</text:span><text:span text:style-name="T46">acoustic instruments, Max and audience</text:span><text:span text:style-name="T45">)</text:span></text:p>
      <text:p text:style-name="P12"><text:span text:style-name="T4"><text:tab/></text:span><text:span text:style-name="T5">Conductor, musician and audience comprovisation</text:span></text:p>
      <text:p text:style-name="P18"><text:tab/>Role composition</text:p>
      <text:p text:style-name="P17"><text:tab/>Generic instrument notation<text:tab/></text:p>
      <text:p text:style-name="P8"><text:tab/><text:span text:style-name="T4">Audience vote impact</text:span></text:p>
      <text:p text:style-name="P22"><text:s text:c="12"/>Strategy: Builder</text:p>
      <text:p text:style-name="P22"/>
      <text:p text:style-name="P36">7 <text:span text:style-name="T18">Symphonea</text:span><text:span text:style-name="T41"> </text:span><text:span text:style-name="T45">(</text:span><text:span text:style-name="T46">audience, acoustic instruments and Max</text:span><text:span text:style-name="T45">) </text:span><text:span text:style-name="T46">(</text:span><text:span text:style-name="T20">work in progress</text:span><text:span text:style-name="T46">)</text:span></text:p>
      <text:p text:style-name="P35"><text:span text:style-name="T35"><text:tab/></text:span>Entirely dynamic, audience driven composition performance</text:p>
      <text:p text:style-name="P8"><text:tab/><text:span text:style-name="T30">Audience decides material and timing of notation/digital audio</text:span></text:p>
      <text:p text:style-name="P8"/>
      <text:p text:style-name="P2"/>
      <text:p text:style-name="P2"/>
      <text:p text:style-name="P2"/>
      <text:p text:style-name="P2"/>
      <text:p text:style-name="P2"/>
      <text:h text:style-name="Heading_20_3" text:outline-level="3" text:is-list-header="true"><text:soft-page-break/>Results</text:h>
      <text:p text:style-name="P2"><text:tab/><text:span text:style-name="T27">Compositions and concepts realised successfully</text:span></text:p>
      <text:p text:style-name="P2"><text:tab/><text:span text:style-name="T26">Workshops / concerts</text:span></text:p>
      <text:p text:style-name="P2"><text:tab/><text:span text:style-name="T26">Musician / Audience feedback</text:span></text:p>
      <text:p text:style-name="P2"><text:span text:style-name="T26"><text:tab/>Technical tests</text:span><text:tab/></text:p>
      <text:p text:style-name="P38"><text:tab/>Conference papers</text:p>
      <text:p text:style-name="P2"/>
      <text:h text:style-name="P48" text:outline-level="3"/>
      <text:h text:style-name="P53" text:outline-level="3">General discussion</text:h>
      <text:p text:style-name="P2"><text:tab/><text:span text:style-name="T27">Interactive composition model works</text:span></text:p>
      <text:p text:style-name="P2"><text:tab/><text:span text:style-name="T27">Requires coding, complex data mapping</text:span></text:p>
      <text:p text:style-name="P2"><text:tab/><text:span text:style-name="T27">Time consuming processes</text:span></text:p>
      <text:p text:style-name="P2"><text:tab/><text:span text:style-name="T27">Large scale testing not done</text:span></text:p>
      <text:p text:style-name="P2"><text:tab/><text:span text:style-name="T27">Audience front end functionality not entirely successful</text:span></text:p>
      <text:p text:style-name="P1"/>
      <text:h text:style-name="P48" text:outline-level="3"/>
      <text:h text:style-name="P53" text:outline-level="3">Conclusions</text:h>
      <text:p text:style-name="P1"><text:tab/><text:span text:style-name="T1">suggestions for further work</text:span></text:p>
      <text:p text:style-name="P1"/>
      <text:h text:style-name="P48" text:outline-level="3"/>
      <text:h text:style-name="P53" text:outline-level="3">References</text:h>
      <text:p text:style-name="P2"/>
      <text:h text:style-name="P48" text:outline-level="3"/>
      <text:h text:style-name="P53" text:outline-level="3">Appendi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4.2$MacOSX_X86_64 LibreOffice_project/728fec16bd5f605073805c3c9e7c4212a0120dc5</meta:generator>
    <dc:date>2023-01-27T16:58:35.157649338</dc:date>
    <meta:editing-duration>PT20H9M24S</meta:editing-duration>
    <meta:editing-cycles>75</meta:editing-cycles>
    <meta:print-date>2022-09-20T18:41:07.535258547</meta:print-date>
    <meta:document-statistic meta:table-count="0" meta:image-count="0" meta:object-count="0" meta:page-count="15" meta:paragraph-count="107" meta:word-count="1072" meta:character-count="7477" meta:non-whitespace-character-count="6413"/>
  </office:meta>
</office:document-meta>
</file>